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ingPhaseEvent.get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gPhaseEvent.ProcessingPhaseEvent( Form form , ProcessingPhase ph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cessingPhaseEvent.getPh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